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 office:value-type="string" calcext:value-type="string">
            <text:p>abilities_third</text:p>
          </table:table-cell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  <table:table-cell office:value-type="string" calcext:value-type="string">
            <text:p>abilities_fourth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 cara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skyfire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1:56:37.19168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9T12:00:49.738118732</dc:date>
    <meta:editing-duration>P2DT16H49M</meta:editing-duration>
    <meta:editing-cycles>36</meta:editing-cycles>
    <meta:generator>LibreOffice/5.1.6.2$Linux_X86_64 LibreOffice_project/10m0$Build-2</meta:generator>
    <meta:document-statistic meta:table-count="1" meta:cell-count="5920" meta:object-count="0"/>
  </office:meta>
</office:document-meta>
</file>